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236in" fo:margin-left="0.5in" table:align="left"/>
    </style:style>
    <style:style style:name="Table1.A" style:family="table-column">
      <style:table-column-properties style:column-width="3.1236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1.6597in" fo:margin-left="0.5in" table:align="left"/>
    </style:style>
    <style:style style:name="Table2.A" style:family="table-column">
      <style:table-column-properties style:column-width="1.6597in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5.0097in" fo:margin-left="0.5in" table:align="left"/>
    </style:style>
    <style:style style:name="Table3.A" style:family="table-column">
      <style:table-column-properties style:column-width="5.0097in"/>
    </style:style>
    <style:style style:name="Table3.A1" style:family="table-cell">
      <style:table-cell-properties style:vertical-align="middle" fo:padding="0.0694in" fo:border="1pt solid #000000"/>
    </style:style>
    <style:style style:name="Table4" style:family="table">
      <style:table-properties style:width="2.6014in" fo:margin-left="0.5in" table:align="left"/>
    </style:style>
    <style:style style:name="Table4.A" style:family="table-column">
      <style:table-column-properties style:column-width="2.6014in"/>
    </style:style>
    <style:style style:name="Table4.A1" style:family="table-cell">
      <style:table-cell-properties style:vertical-align="middle" fo:padding="0.0694in" fo:border="1pt solid #000000"/>
    </style:style>
    <style:style style:name="Table5" style:family="table">
      <style:table-properties style:width="2.5354in" fo:margin-left="0.5in" table:align="left"/>
    </style:style>
    <style:style style:name="Table5.A" style:family="table-column">
      <style:table-column-properties style:column-width="2.5354in"/>
    </style:style>
    <style:style style:name="Table5.A1" style:family="table-cell">
      <style:table-cell-properties style:vertical-align="middle" fo:padding="0.0694in" fo:border="1pt solid #000000"/>
    </style:style>
    <style:style style:name="Table6" style:family="table">
      <style:table-properties style:width="2.7674in" fo:margin-left="0.5in" table:align="left"/>
    </style:style>
    <style:style style:name="Table6.A" style:family="table-column">
      <style:table-column-properties style:column-width="2.7674in"/>
    </style:style>
    <style:style style:name="Table6.A1" style:family="table-cell">
      <style:table-cell-properties style:vertical-align="middle" fo:padding="0.0694in" fo:border="1pt solid #000000"/>
    </style:style>
    <style:style style:name="Table7" style:family="table">
      <style:table-properties style:width="2.3396in" fo:margin-left="0.5625in" table:align="left"/>
    </style:style>
    <style:style style:name="Table7.A" style:family="table-column">
      <style:table-column-properties style:column-width="2.3396in"/>
    </style:style>
    <style:style style:name="Table7.A1" style:family="table-cell">
      <style:table-cell-properties style:vertical-align="middle" fo:padding="0.0694in" fo:border="1pt solid #000000"/>
    </style:style>
    <style:style style:name="Table8" style:family="table">
      <style:table-properties style:width="2.4194in" fo:margin-left="0.5625in" table:align="left"/>
    </style:style>
    <style:style style:name="Table8.A" style:family="table-column">
      <style:table-column-properties style:column-width="2.4194in"/>
    </style:style>
    <style:style style:name="Table8.A1" style:family="table-cell">
      <style:table-cell-properties style:vertical-align="middle" fo:padding="0.0694in" fo:border="1pt solid #000000"/>
    </style:style>
    <style:style style:name="Table9" style:family="table">
      <style:table-properties style:width="1.3486in" fo:margin-left="0.5in" table:align="left"/>
    </style:style>
    <style:style style:name="Table9.A" style:family="table-column">
      <style:table-column-properties style:column-width="1.3486in"/>
    </style:style>
    <style:style style:name="Table9.A1" style:family="table-cell">
      <style:table-cell-properties style:vertical-align="middle" fo:padding="0.0694in" fo:border="1pt solid #000000"/>
    </style:style>
    <style:style style:name="Table10" style:family="table">
      <style:table-properties style:width="2.6424in" fo:margin-left="0.5in" table:align="left"/>
    </style:style>
    <style:style style:name="Table10.A" style:family="table-column">
      <style:table-column-properties style:column-width="2.6424in"/>
    </style:style>
    <style:style style:name="Table10.A1" style:family="table-cell">
      <style:table-cell-properties style:vertical-align="middle" fo:padding="0.0694in" fo:border="1pt solid #000000"/>
    </style:style>
    <style:style style:name="Table11" style:family="table">
      <style:table-properties style:width="6.6931in" table:align="left"/>
    </style:style>
    <style:style style:name="Table11.A" style:family="table-column">
      <style:table-column-properties style:column-width="6.6931in"/>
    </style:style>
    <style:style style:name="Table11.A1" style:family="table-cell">
      <style:table-cell-properties style:vertical-align="middle" fo:padding="0.0694in" fo:border="1pt solid #000000"/>
    </style:style>
    <style:style style:name="Table12" style:family="table">
      <style:table-properties style:width="2.7625in" fo:margin-left="0.5in" table:align="left"/>
    </style:style>
    <style:style style:name="Table12.A" style:family="table-column">
      <style:table-column-properties style:column-width="2.7625in"/>
    </style:style>
    <style:style style:name="Table12.A1" style:family="table-cell">
      <style:table-cell-properties style:vertical-align="middle" fo:padding="0.0694in" fo:border="1pt solid #000000"/>
    </style:style>
    <style:style style:name="Table13" style:family="table">
      <style:table-properties style:width="2.4819in" fo:margin-left="0.5in" table:align="left"/>
    </style:style>
    <style:style style:name="Table13.A" style:family="table-column">
      <style:table-column-properties style:column-width="2.4819in"/>
    </style:style>
    <style:style style:name="Table13.A1" style:family="table-cell">
      <style:table-cell-properties style:vertical-align="middle" fo:padding="0.0694in" fo:border="1pt solid #000000"/>
    </style:style>
    <style:style style:name="Table14" style:family="table">
      <style:table-properties style:width="2.9896in" fo:margin-left="0.5in" table:align="left"/>
    </style:style>
    <style:style style:name="Table14.A" style:family="table-column">
      <style:table-column-properties style:column-width="2.9896in"/>
    </style:style>
    <style:style style:name="Table14.A1" style:family="table-cell">
      <style:table-cell-properties style:vertical-align="middle" fo:padding="0.0694in" fo:border="1pt solid #000000"/>
    </style:style>
    <style:style style:name="Table15" style:family="table">
      <style:table-properties style:width="3.1611in" fo:margin-left="0.5in" table:align="left"/>
    </style:style>
    <style:style style:name="Table15.A" style:family="table-column">
      <style:table-column-properties style:column-width="3.1611in"/>
    </style:style>
    <style:style style:name="Table15.A1" style:family="table-cell">
      <style:table-cell-properties style:vertical-align="middle" fo:padding="0.0694in" fo:border="1pt solid #000000"/>
    </style:style>
    <style:style style:name="Table16" style:family="table">
      <style:table-properties style:width="1.8083in" fo:margin-left="0.5in" table:align="left"/>
    </style:style>
    <style:style style:name="Table16.A" style:family="table-column">
      <style:table-column-properties style:column-width="1.8083in"/>
    </style:style>
    <style:style style:name="Table16.A1" style:family="table-cell">
      <style:table-cell-properties style:vertical-align="middle" fo:padding="0.0694in" fo:border="1pt solid #000000"/>
    </style:style>
    <style:style style:name="Table17" style:family="table">
      <style:table-properties style:width="1.741in" fo:margin-left="0.5in" table:align="left"/>
    </style:style>
    <style:style style:name="Table17.A" style:family="table-column">
      <style:table-column-properties style:column-width="1.741in"/>
    </style:style>
    <style:style style:name="Table17.A1" style:family="table-cell">
      <style:table-cell-properties style:vertical-align="middle" fo:padding="0.0694in" fo:border="1pt solid #000000"/>
    </style:style>
    <style:style style:name="Table18" style:family="table">
      <style:table-properties style:width="1.741in" fo:margin-left="0.5in" table:align="left"/>
    </style:style>
    <style:style style:name="Table18.A" style:family="table-column">
      <style:table-column-properties style:column-width="1.741in"/>
    </style:style>
    <style:style style:name="Table18.A1" style:family="table-cell">
      <style:table-cell-properties style:vertical-align="middle" fo:padding="0.0694in" fo:border="1pt solid #000000"/>
    </style:style>
    <style:style style:name="Table19" style:family="table">
      <style:table-properties style:width="3.4319in" fo:margin-left="0.5in" table:align="left"/>
    </style:style>
    <style:style style:name="Table19.A" style:family="table-column">
      <style:table-column-properties style:column-width="3.4319in"/>
    </style:style>
    <style:style style:name="Table19.A1" style:family="table-cell">
      <style:table-cell-properties style:vertical-align="middle" fo:padding="0.0694in" fo:border="1pt solid #000000"/>
    </style:style>
    <style:style style:name="Table20" style:family="table">
      <style:table-properties style:width="3.4153in" fo:margin-left="0.5in" table:align="left"/>
    </style:style>
    <style:style style:name="Table20.A" style:family="table-column">
      <style:table-column-properties style:column-width="3.4153in"/>
    </style:style>
    <style:style style:name="Table20.A1" style:family="table-cell">
      <style:table-cell-properties style:vertical-align="middle" fo:padding="0.0694in" fo:border="1pt solid #000000"/>
    </style:style>
    <style:style style:name="Table21" style:family="table">
      <style:table-properties style:width="3.7236in" fo:margin-left="0.5in" table:align="left"/>
    </style:style>
    <style:style style:name="Table21.A" style:family="table-column">
      <style:table-column-properties style:column-width="3.7236in"/>
    </style:style>
    <style:style style:name="Table21.A1" style:family="table-cell">
      <style:table-cell-properties style:vertical-align="middle" fo:padding="0.0694in" fo:border="1pt solid #000000"/>
    </style:style>
    <style:style style:name="Table22" style:family="table">
      <style:table-properties style:width="4.2736in" fo:margin-left="0.5in" table:align="left"/>
    </style:style>
    <style:style style:name="Table22.A" style:family="table-column">
      <style:table-column-properties style:column-width="4.2736in"/>
    </style:style>
    <style:style style:name="Table22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Verdana" fo:font-size="6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5" style:family="paragraph" style:parent-style-name="Table_20_Contents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3" style:family="paragraph" style:parent-style-name="Text_20_body">
      <style:paragraph-properties fo:margin-top="0in" fo:margin-bottom="0in" loext:contextual-spacing="false" fo:line-height="120%" style:writing-mode="lr-tb"/>
      <style:text-properties fo:font-size="8pt" style:font-size-asian="8pt" style:font-size-complex="8pt"/>
    </style:style>
    <style:style style:name="P14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5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6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7" style:family="paragraph" style:parent-style-name="Text_20_body" style:list-style-name="L7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8" style:family="paragraph" style:parent-style-name="Text_20_body" style:list-style-name="L9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19" style:family="paragraph" style:parent-style-name="Text_20_body" style:list-style-name="L14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20" style:family="paragraph" style:parent-style-name="Text_20_body" style:list-style-name="L15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21" style:family="paragraph" style:parent-style-name="Text_20_body" style:list-style-name="L17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22" style:family="paragraph" style:parent-style-name="Text_20_body" style:list-style-name="L18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23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4" style:family="paragraph" style:parent-style-name="Text_20_body" style:list-style-name="L7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5" style:family="paragraph" style:parent-style-name="Text_20_body" style:list-style-name="L11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6" style:family="paragraph" style:parent-style-name="Text_20_body" style:list-style-name="L12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7" style:family="paragraph" style:parent-style-name="Text_20_body" style:list-style-name="L13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8" style:family="paragraph" style:parent-style-name="Text_20_body" style:list-style-name="L16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P29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0000ff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30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</style:style>
    <style:style style:name="P31" style:family="paragraph" style:parent-style-name="Text_20_body" style:list-style-name="L8">
      <loext:graphic-properties draw:fill="none" draw:fill-color="#ffffff"/>
      <style:paragraph-properties fo:margin-left="0.5in" fo:margin-right="0in" fo:margin-top="0in" fo:margin-bottom="0in" loext:contextual-spacing="false" fo:line-height="120%" fo:text-indent="0in" style:auto-text-indent="false" fo:background-color="transparent" style:writing-mode="lr-tb"/>
    </style:style>
    <style:style style:name="P32" style:family="paragraph" style:parent-style-name="Text_20_body">
      <style:paragraph-properties fo:margin-left="0.5in" fo:margin-right="0in" fo:margin-top="0in" fo:margin-bottom="0in" loext:contextual-spacing="false" fo:line-height="120%" fo:text-indent="0in" style:auto-text-indent="false" style:writing-mode="lr-tb"/>
      <style:text-properties fo:font-size="8pt" style:font-size-asian="8pt" style:font-size-complex="8pt"/>
    </style:style>
    <style:style style:name="P33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P34" style:family="paragraph" style:parent-style-name="Text_20_body">
      <style:paragraph-properties fo:margin-left="0.0626in" fo:margin-right="0.0626in" fo:margin-top="0.0626in" fo:margin-bottom="0.0626in" loext:contextual-spacing="false" fo:line-height="120%" fo:text-indent="0in" style:auto-text-indent="false" style:writing-mode="lr-tb"/>
      <style:text-properties fo:font-size="8pt" style:font-size-asian="8pt" style:font-size-complex="8pt"/>
    </style:style>
    <style:style style:name="P35" style:family="paragraph" style:parent-style-name="Text_20_body" style:list-style-name="L6">
      <loext:graphic-properties draw:fill="none" draw:fill-color="#ffffff"/>
      <style:paragraph-properties fo:margin-left="0.5in" fo:margin-right="0.0626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style:font-size-asian="8pt" style:font-size-complex="8pt"/>
    </style:style>
    <style:style style:name="P36" style:family="paragraph" style:parent-style-name="Text_20_body" style:list-style-name="L10">
      <loext:graphic-properties draw:fill="none" draw:fill-color="#ffffff"/>
      <style:paragraph-properties fo:margin-left="0.5in" fo:margin-right="0.0626in" fo:margin-top="0in" fo:margin-bottom="0.0626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style:font-size-asian="8pt" style:font-size-complex="8pt"/>
    </style:style>
    <style:style style:name="T1" style:family="text">
      <style:text-properties fo:font-variant="normal" fo:text-transform="none" fo:color="#9900ff" style:text-line-through-style="none" style:text-line-through-type="none" style:font-name="Verdana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9900ff" style:text-line-through-style="none" style:text-line-through-type="none" style:font-name="Verdana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6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Verdana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Verdana" fo:font-size="6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Verdana" fo:font-size="6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Verdana" fo:font-size="8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1155cc" style:text-line-through-style="none" style:text-line-through-type="none" style:font-name="Verdana" fo:font-size="8pt" fo:font-style="normal" style:text-underline-style="solid" style:text-underline-width="auto" style:text-underline-color="font-color" fo:font-weight="normal" style:text-blinking="false" fo:background-color="transparent" loext:char-shading-value="0" style:font-size-asian="8pt" style:font-size-complex="8pt"/>
    </style:style>
    <style:style style:name="T14" style:family="text">
      <style:text-properties fo:font-variant="normal" fo:text-transform="none" fo:color="#1155cc" style:text-line-through-style="none" style:text-line-through-type="none" style:font-name="Verdana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5" style:family="text">
      <style:text-properties fo:color="#9900ff" fo:background-color="transparent" loext:char-shading-value="0"/>
    </style:style>
    <style:style style:name="T16" style:family="text">
      <style:text-properties style:font-name="Verdana" fo:font-size="6pt" fo:font-style="normal" fo:font-weight="normal"/>
    </style:style>
    <style:style style:name="T17" style:family="text">
      <style:text-properties fo:background-color="transparent" loext:char-shading-value="0"/>
    </style:style>
    <style:style style:name="T18" style:family="text">
      <style:text-properties fo:color="#0000ff" fo:background-color="transparent" loext:char-shading-value="0"/>
    </style:style>
    <style:style style:name="T19" style:family="text">
      <style:text-properties fo:color="#0000ff" fo:font-style="italic" fo:background-color="transparent" loext:char-shading-value="0"/>
    </style:style>
    <style:style style:name="T20" style:family="text">
      <style:text-properties fo:color="#ff0000" fo:font-style="italic" fo:background-color="transparent" loext:char-shading-value="0"/>
    </style:style>
    <style:style style:name="T21" style:family="text">
      <style:text-properties fo:color="#ff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mecres 23/02/22:</text:p>
      <text:p text:style-name="P6">MP11UF1-NF1 A05 Seguretat GnuPG</text:p>
      <text:p text:style-name="P11">Pràctica 1: XIFRAR</text:p>
      <text:list xml:id="list468549482" text:style-name="L1">
        <text:list-item>
          <text:p text:style-name="P9">generar keys i xifrar de marta a pere</text:p>
        </text:list-item>
      </text:list>
      <text:p text:style-name="P8">crear usuaris pere, marta, anna </text:p>
      <text:p text:style-name="P13"><text:span text:style-name="T2">pere</text:span><text:span text:style-name="T8"> </text:span><text:span text:style-name="T7">es crea les seves claus i les exporta</text:span></text:p>
      <table:table table:name="Table1" table:style-name="Table1">
        <table:table-column table:style-name="Table1.A"/>
        <table:table-row table:style-name="TableLine94400214299600">
          <table:table-cell table:style-name="Table1.A1" office:value-type="string">
            <text:p text:style-name="P1">gpg --full-generate-key</text:p>
            <text:p text:style-name="P1">gpg --gen-key</text:p>
            <text:p text:style-name="P1">gpg --list-keys</text:p>
            <text:p text:style-name="P4"><text:span text:style-name="T4">gpg --output pere.gpg --export </text:span><text:a xlink:type="simple" xlink:href="mailto:pere@edt.cat" office:target-frame-name="_blank" xlink:show="new" text:style-name="Internet_20_link" text:visited-style-name="Visited_20_Internet_20_Link">pere@edt.cat</text:a></text:p>
            <text:p text:style-name="P1">cat pere.gpg</text:p>
            <text:p text:style-name="P4"><text:span text:style-name="T4">gpg --armor --export </text:span><text:a xlink:type="simple" xlink:href="mailto:pere@edt.cat" office:target-frame-name="_blank" xlink:show="new" text:style-name="Internet_20_link" text:visited-style-name="Visited_20_Internet_20_Link">pere@edt.cat</text:a></text:p>
            <text:p text:style-name="P4"><text:span text:style-name="T4">gpg --armor --output  pere.gpg.pem --export </text:span><text:a xlink:type="simple" xlink:href="mailto:pere@edt.cat" office:target-frame-name="_blank" xlink:show="new" text:style-name="Internet_20_link" text:visited-style-name="Visited_20_Internet_20_Link">pere@edt.cat</text:a></text:p>
            <text:p text:style-name="P1">cat pere.gpg.pem</text:p>
            <text:p text:style-name="P3"> <text:span text:style-name="T16">file pere.gpg pere.gpg.pem</text:span></text:p>
            <text:p text:style-name="P4"><text:span text:style-name="T4">pere.gpg: </text:span><text:span text:style-name="T8">    </text:span><text:span text:style-name="T4">GPG key public ring, created Wed Feb 13 08:41:24 2019</text:span></text:p>
            <text:p text:style-name="P1">pere.gpg.pem: PGP public key block Public-Key (old)</text:p>
          </table:table-cell>
        </table:table-row>
      </table:table>
      <text:p text:style-name="P13"><text:span text:style-name="T2">marta</text:span><text:span text:style-name="T8"> </text:span><text:span text:style-name="T7">importa la clau de pere i la signa (validant-la)</text:span></text:p>
      <table:table table:name="Table2" table:style-name="Table2">
        <table:table-column table:style-name="Table2.A"/>
        <table:table-row table:style-name="TableLine94400227970704">
          <table:table-cell table:style-name="Table2.A1" office:value-type="string">
            <text:p text:style-name="P1">[marta] gpg--gen-keys</text:p>
            <text:p text:style-name="P1">[marta] gpg --import /tmp/pere.gpg</text:p>
            <text:p text:style-name="P1">[marta] gpg --list-keys</text:p>
            <text:p text:style-name="P1">[marta] gpg --edit-key 8BA06141</text:p>
            <text:p text:style-name="P1">[marta]     gpg&gt; fpr</text:p>
            <text:p text:style-name="P1">[pere] gpg --fingerprint</text:p>
            <text:p text:style-name="P1">[marta]     gpg&gt; sign</text:p>
            <text:p text:style-name="P1">[marta]     gpg&gt; check</text:p>
            <text:p text:style-name="P1">[marta]     gpg&gt; quit</text:p>
            <text:p text:style-name="P1">[marta] gpg --edit-key 8BA06141</text:p>
          </table:table-cell>
        </table:table-row>
      </table:table>
      <text:list xml:id="list391574561" text:style-name="L2">
        <text:list-item>
          <text:p text:style-name="P15">Observar el validity un cop signada la clau.</text:p>
        </text:list-item>
        <text:list-item>
          <text:p text:style-name="P15">Observar que el procés és que marta signa amb la seva clau privada la clau pública de pere per donar-li validesa.</text:p>
        </text:list-item>
      </text:list>
      <text:p text:style-name="P32"><text:span text:style-name="T2">marta</text:span><text:span text:style-name="T8"> </text:span><text:span text:style-name="T7">encripta un document que només pere pot veure</text:span></text:p>
      <table:table table:name="Table3" table:style-name="Table3">
        <table:table-column table:style-name="Table3.A"/>
        <table:table-row table:style-name="TableLine94400228048352">
          <table:table-cell table:style-name="Table3.A1" office:value-type="string">
            <text:p text:style-name="P4"><text:span text:style-name="T4">[marta] gpg --output passwd.gpg --encrypt --recipient </text:span><text:a xlink:type="simple" xlink:href="mailto:pere@edt.cat" office:target-frame-name="_blank" xlink:show="new" text:style-name="Internet_20_link" text:visited-style-name="Visited_20_Internet_20_Link">pere@edt.cat</text:a><text:span text:style-name="T4"> passwd.txt</text:span></text:p>
            <text:p text:style-name="P1">[marta] cat passwd.gpg</text:p>
            <text:p text:style-name="P4"><text:span text:style-name="T4">[marta] gpg --armor --output passwd.gpg.pem --encrypt --recipient </text:span><text:a xlink:type="simple" xlink:href="mailto:pere@edt.cat" office:target-frame-name="_blank" xlink:show="new" text:style-name="Internet_20_link" text:visited-style-name="Visited_20_Internet_20_Link">pere@edt.cat</text:a><text:span text:style-name="T4"> passwd.txt</text:span></text:p>
            <text:p text:style-name="P1">[marta] cat passwd.gpg.pem</text:p>
            <text:p text:style-name="P1">[marta]mv passwd.gpg* /tmp</text:p>
            <text:p text:style-name="P1">[marta]  file /tmp/passwd.gpg*</text:p>
            <text:p text:style-name="P4"><text:span text:style-name="T4">/tmp/passwd.gpg: </text:span><text:span text:style-name="T8">    </text:span><text:span text:style-name="T4">PGP RSA encrypted session key - keyid: E819AEF6 8A547F27 RSA (Encrypt or Sign) 2048b .</text:span></text:p>
            <text:p text:style-name="P1">/tmp/passwd.gpg.pem: PGP message Public-Key Encrypted Session Key (old)</text:p>
          </table:table-cell>
        </table:table-row>
      </table:table>
      <text:list xml:id="list1409909526" text:style-name="L3">
        <text:list-item>
          <text:p text:style-name="P16">l’emisor encripta amb la clau pública del destinatari.</text:p>
        </text:list-item>
        <text:list-item>
          <text:p text:style-name="P16">es pot encriptar generant binari o pem ( o stdout).</text:p>
        </text:list-item>
        <text:list-item>
          <text:p text:style-name="P16">només destinatari (cal indicar-ho a recipient) el pot desencriptar.</text:p>
        </text:list-item>
        <text:list-item>
          <text:p text:style-name="P16">[ pendent enviar un missatge xifrat a més d’un destinatari ]</text:p>
        </text:list-item>
      </text:list>
      <table:table table:name="Table4" table:style-name="Table4">
        <table:table-column table:style-name="Table4.A"/>
        <table:table-row table:style-name="TableLine94400228120976">
          <table:table-cell table:style-name="Table4.A1" office:value-type="string">
            <text:p text:style-name="P1">pere desencriptar el missatge</text:p>
            <text:p text:style-name="P1">[pere] gpg --decrypt /tmp/passwd.gpg</text:p>
            <text:p text:style-name="P4"><text:span text:style-name="T4">[pere] gpg --output passwd.txt  --decrypt /tmp/</text:span><text:a xlink:type="simple" xlink:href="http://passwd.gp/" office:target-frame-name="_blank" xlink:show="new" text:style-name="Internet_20_link" text:visited-style-name="Visited_20_Internet_20_Link">passwd.gp</text:a></text:p>
            <text:p text:style-name="P1">[pere] cat passwd.txt</text:p>
            <text:p text:style-name="P1">[pere] gpg --decrypt /tmp/passwd.gpg.pem</text:p>
          </table:table-cell>
        </table:table-row>
      </table:table>
      <text:p text:style-name="P12">Pràctica2: SIGNAR</text:p>
      <text:list xml:id="list2778392717" text:style-name="L4">
        <text:list-item>
          <text:p text:style-name="P10"><text:span text:style-name="T15">pere</text:span><text:span text:style-name="T17"> signa un document i marta valida</text:span></text:p>
        </text:list-item>
      </text:list>
      <table:table table:name="Table5" table:style-name="Table5">
        <table:table-column table:style-name="Table5.A"/>
        <table:table-row table:style-name="TableLine94400228160368">
          <table:table-cell table:style-name="Table5.A1" office:value-type="string">
            <text:p text:style-name="P1">pere signa un missatge</text:p>
            <text:p text:style-name="P5">[pere] gpg -sign group.txt</text:p>
            <text:p text:style-name="P5">[pere] cat group.txt.gpg</text:p>
            <text:p text:style-name="P5">[pere] gpg --out group.gpg --sign group.txt</text:p>
            <text:p text:style-name="P5">[pere] cat group.gpg</text:p>
            <text:p text:style-name="P5">[pere] file group.gpg</text:p>
            <text:p text:style-name="P5">[pere] gpg --armor --out group.gpg.pem --sign group.txt</text:p>
            <text:p text:style-name="P5">[pere] cat group.gpg.pem</text:p>
          </table:table-cell>
        </table:table-row>
      </table:table>
      <text:list xml:id="list1165640665" text:style-name="L5">
        <text:list-item>
          <text:p text:style-name="P14">cal signar el missatge amb la clau privada de l'emissor. Qualsevol pot verificar la signatura si disposa de la clau pública del emisor.</text:p>
        </text:list-item>
        <text:list-item>
          <text:p text:style-name="P14">es pot signar tot generant binari o pem, o fer un clearsign o fer un detach.</text:p>
        </text:list-item>
        <text:list-item>
          <text:p text:style-name="P14"><text:soft-page-break/>en un clearsign hi ha el missatge en text pla seguit de la signatura.</text:p>
        </text:list-item>
        <text:list-item>
          <text:p text:style-name="P14">en un detach només es genera el fitxer de signatura. Cal enviar el fitxer de dades i el de la signatura.</text:p>
        </text:list-item>
        <text:list-item>
          <text:p text:style-name="P14">el receptar pot extreure el missatge (si tot embolcallat) i verificar la signatura. O només verificar la signatura.</text:p>
        </text:list-item>
        <text:list-item>
          <text:p text:style-name="P23"><text:span text:style-name="T17">observar si diu </text:span><text:span text:style-name="T18">Good</text:span><text:span text:style-name="T17"> signature o no i amb quines condicions.</text:span></text:p>
        </text:list-item>
      </text:list>
      <text:p text:style-name="P34"><text:span text:style-name="T2">marta</text:span><text:span text:style-name="T8"> </text:span><text:span text:style-name="T7">verifica la signatura del document de pere</text:span></text:p>
      <table:table table:name="Table6" table:style-name="Table6">
        <table:table-column table:style-name="Table6.A"/>
        <table:table-row table:style-name="TableLine94400228259360">
          <table:table-cell table:style-name="Table6.A1" office:value-type="string">
            <text:p text:style-name="P5">[marta] gpg --decrypt /tmp/group.gpg</text:p>
            <text:p text:style-name="P5">[marta] gpg --output group.txt --decrypt /tmp/group.gpg.pem</text:p>
            <text:p text:style-name="P5">[marta] cat group.txt</text:p>
            <text:p text:style-name="P5">[marta] gpg --output group.txt --verify /tmp/group.gpg.pem</text:p>
          </table:table-cell>
        </table:table-row>
      </table:table>
      <text:p text:style-name="P34"><text:span text:style-name="T2">pere</text:span><text:span text:style-name="T8"> </text:span><text:span text:style-name="T7">signa amb clear text (clear text + signature pem)</text:span></text:p>
      <table:table table:name="Table7" table:style-name="Table7">
        <table:table-column table:style-name="Table7.A"/>
        <table:table-row table:style-name="TableLine94400228348240">
          <table:table-cell table:style-name="Table7.A1" office:value-type="string">
            <text:p text:style-name="P5">[pere] gpg --output group.gpg --clear-sign group.txt</text:p>
            <text:p text:style-name="P5">[marta]  gpg --decrypt /tmp/group.gpg</text:p>
            <text:p text:style-name="P5">[marta] gpg --verify /tmp/group.gpg</text:p>
          </table:table-cell>
        </table:table-row>
      </table:table>
      <text:p text:style-name="P34"><text:span text:style-name="T2">pere</text:span><text:span text:style-name="T8"> </text:span><text:span text:style-name="T7">fa un detach signature</text:span></text:p>
      <table:table table:name="Table8" table:style-name="Table8">
        <table:table-column table:style-name="Table8.A"/>
        <table:table-row table:style-name="TableLine94400228352480">
          <table:table-cell table:style-name="Table8.A1" office:value-type="string">
            <text:p text:style-name="P5">[pere] gpg --output group.gpg --detach-sign group.txt</text:p>
            <text:p text:style-name="P5">[marta]  gpg --verify /tmp/group.pem /tmp/group.txt</text:p>
          </table:table-cell>
        </table:table-row>
      </table:table>
      <text:list xml:id="list1996636929" text:style-name="L6">
        <text:list-item>
          <text:p text:style-name="P35">es verifica la signatura usant el fitxer de dades i el de signatura.</text:p>
        </text:list-item>
        <text:list-item>
          <text:p text:style-name="P30"><text:span text:style-name="T6">[ aquest format és el que tenen els fitxer de signatura de software:<text:line-break/></text:span><text:a xlink:type="simple" xlink:href="https://archives.fedoraproject.org/pub/archive/fedora/linux/releases/27/CloudImages/x86_64/images/Fedora-CloudImages-27-1.6-x86_64-CHECKSUM" office:target-frame-name="_blank" xlink:show="new" text:style-name="Internet_20_link" text:visited-style-name="Visited_20_Internet_20_Link"><text:span text:style-name="T13">https://archives.</text:span></text:a><text:span text:style-name="T6"> ]</text:span></text:p>
        </text:list-item>
      </text:list>
      <text:p text:style-name="P29">Pràctrica 3: Managing Keys</text:p>
      <text:p text:style-name="P13"><text:span text:style-name="T2">pere</text:span><text:span text:style-name="T8"> </text:span><text:span text:style-name="T7">es crea un altre joc de claus amb una altra identitat</text:span></text:p>
      <table:table table:name="Table9" table:style-name="Table9">
        <table:table-column table:style-name="Table9.A"/>
        <table:table-row table:style-name="TableLine94400228368624">
          <table:table-cell table:style-name="Table9.A1" office:value-type="string">
            <text:p text:style-name="P1">[pere/perico] gpg  --gen-key</text:p>
            <text:p text:style-name="P1">[pere/perico] gpg  --list-keys</text:p>
            <text:p text:style-name="P1">[pere]  gpg --edit-key perico</text:p>
            <text:p text:style-name="P5">gpg&gt; list</text:p>
            <text:p text:style-name="P5">gpg&gt; togggle</text:p>
            <text:p text:style-name="P5">gpg&gt; check</text:p>
          </table:table-cell>
        </table:table-row>
      </table:table>
      <text:list xml:id="list4252393890" text:style-name="L7">
        <text:list-item>
          <text:p text:style-name="P17">observar pub (public) mida, tipus (dsa, rdsa, g elgamal), id. Validity, trust. Toggle per observar les sec (provades).</text:p>
        </text:list-item>
        <text:list-item>
          <text:p text:style-name="P17">observar que la de pere és una self-signature.</text:p>
        </text:list-item>
        <text:list-item>
          <text:p text:style-name="P24"><text:span text:style-name="T17">trust levels: </text:span><text:span text:style-name="T19">unknown, none, marginal, full</text:span><text:span text:style-name="T17"> </text:span></text:p>
        </text:list-item>
        <text:list-item>
          <text:p text:style-name="P24"><text:span text:style-name="T17">no és el mateix </text:span><text:span text:style-name="T19">validate</text:span><text:span text:style-name="T17"> que </text:span><text:span text:style-name="T19">trust</text:span><text:span text:style-name="T17">.</text:span></text:p>
        </text:list-item>
      </text:list>
      <text:p text:style-name="P32"><text:span text:style-name="T2">marta</text:span><text:span text:style-name="T8"> </text:span><text:span text:style-name="T7">modifica el trust de la clau de pere</text:span></text:p>
      <table:table table:name="Table10" table:style-name="Table10">
        <table:table-column table:style-name="Table10.A"/>
        <table:table-row table:style-name="TableLine94400228476240">
          <table:table-cell table:style-name="Table10.A1" office:value-type="string">
            <text:p text:style-name="P1">[marta] gpg --edit-key pere (validate: full, trust: unknown)</text:p>
            <text:p text:style-name="P1">[marta]    gpg&gt; trust  (establir el 3)</text:p>
          </table:table-cell>
        </table:table-row>
      </table:table>
      <text:p text:style-name="P33"/>
      <table:table table:name="Table11" table:style-name="Table11">
        <table:table-column table:style-name="Table11.A"/>
        <table:table-row table:style-name="TableLine94400228545728">
          <table:table-cell table:style-name="Table11.A1" office:value-type="string">
            <text:p text:style-name="P2">Regla per validar una clau: a través de signar-la o de el trust:</text:p>
            <text:p text:style-name="P4"><text:span text:style-name="T5">The web of trust allows a more elaborate algorithm to be used to validate a key. Formerly, a key was considered<text:line-break/>valid only if you signed it personally. A more flexible algorithm can now be used: a key K is considered valid if<text:line-break/>it meets two conditions:<text:line-break/>1. it is signed by enough valid keys, meaning you have signed it personally,<text:line-break/></text:span><text:span text:style-name="T8">• </text:span><text:span text:style-name="T5">it has been signed by one fully trusted key, or<text:line-break/></text:span><text:span text:style-name="T8">• </text:span><text:span text:style-name="T5">it has been signed by three marginally trusted keys; and<text:line-break/>2. the path of signed keys leading from K back to your own key is five steps or shorter.<text:line-break/>The path length, number of marginally trusted keys required, and number of fully trusted keys required may be adjusted. The numbers given above are the default values used by GnuPG.</text:span></text:p>
          </table:table-cell>
        </table:table-row>
      </table:table>
      <text:p text:style-name="Text_20_body"/>
      <text:p text:style-name="P13"><text:span text:style-name="T2">anna</text:span><text:span text:style-name="T8"> </text:span><text:span text:style-name="T7">importarà el clauer de marta:</text:span></text:p>
      <table:table table:name="Table12" table:style-name="Table12">
        <table:table-column table:style-name="Table12.A"/>
        <text:soft-page-break/>
        <table:table-row table:style-name="TableLine94400228552624">
          <table:table-cell table:style-name="Table12.A1" office:value-type="string">
            <text:p text:style-name="P1">[anna] gpg --gen-key</text:p>
            <text:p text:style-name="P1">[marta] gpg --armor --output /tmp/marta.pem --export marta</text:p>
            <text:p text:style-name="P1">[marta] cat /tmp/marta.pem</text:p>
            <text:p text:style-name="P1">[anna] gpg --import /tmp/marta.pem</text:p>
            <text:p text:style-name="P1">[anna] gpg --list-keys</text:p>
            <text:p text:style-name="P4"><text:span text:style-name="T4">[anna] gpg --edit-key </text:span><text:a xlink:type="simple" xlink:href="mailto:marta@edt.cat" office:target-frame-name="_blank" xlink:show="new" text:style-name="Internet_20_link" text:visited-style-name="Visited_20_Internet_20_Link">marta@edt.cat</text:a></text:p>
          </table:table-cell>
        </table:table-row>
      </table:table>
      <text:list xml:id="list1815718675" text:style-name="L8">
        <text:list-item>
          <text:p text:style-name="P31"><text:span text:style-name="T6">marta ha exportat una única clau del seu clauer (la de </text:span><text:a xlink:type="simple" xlink:href="mailto:marta@edt.cat" office:target-frame-name="_blank" xlink:show="new" text:style-name="Internet_20_link" text:visited-style-name="Visited_20_Internet_20_Link"><text:span text:style-name="T13">marta@edt.cat</text:span></text:a><text:span text:style-name="T6">) i anna ha importat només aquesta (no la signa encara). validity: unknown, trust: unknown.</text:span></text:p>
        </text:list-item>
      </text:list>
      <table:table table:name="Table13" table:style-name="Table13">
        <table:table-column table:style-name="Table13.A"/>
        <table:table-row table:style-name="TableLine94400228614800">
          <table:table-cell table:style-name="Table13.A1" office:value-type="string">
            <text:p text:style-name="P1">[marta] gpg --armor --output /tmp/marta.pem --export</text:p>
            <text:p text:style-name="P1">[anna] gpg --imprt /tmp/marta.pem</text:p>
            <text:p text:style-name="P1">[anna] gpg --list-keys</text:p>
            <text:p text:style-name="P4"><text:span text:style-name="T4">[anna] gpg --edit-key </text:span><text:a xlink:type="simple" xlink:href="mailto:marta@edt.cat" office:target-frame-name="_blank" xlink:show="new" text:style-name="Internet_20_link" text:visited-style-name="Visited_20_Internet_20_Link"><text:span text:style-name="T11">marta@edt.cat</text:span></text:a></text:p>
            <text:p text:style-name="P4"><text:span text:style-name="T4">[anna] gpg --edit-key </text:span><text:a xlink:type="simple" xlink:href="mailto:pere@edt.cat" office:target-frame-name="_blank" xlink:show="new" text:style-name="Internet_20_link" text:visited-style-name="Visited_20_Internet_20_Link"><text:span text:style-name="T11">pere@edt.cat</text:span></text:a></text:p>
          </table:table-cell>
        </table:table-row>
      </table:table>
      <text:list xml:id="list4220203700" text:style-name="L9">
        <text:list-item>
          <text:p text:style-name="P18">ara anna té importades les claus de marta i pere, les dues amb unknown de validity i trust.</text:p>
        </text:list-item>
      </text:list>
      <text:p text:style-name="P32"><text:span text:style-name="T2">anna</text:span><text:span text:style-name="T8"> </text:span><text:span text:style-name="T7">verifica un document signat per pere  i un signat per marta</text:span></text:p>
      <table:table table:name="Table14" table:style-name="Table14">
        <table:table-column table:style-name="Table14.A"/>
        <table:table-row table:style-name="TableLine94400228659056">
          <table:table-cell table:style-name="Table14.A1" office:value-type="string">
            <text:p text:style-name="P1">[pere ] gpg --armor --output /tmp/group.pem  --clearsign group.txt</text:p>
            <text:p text:style-name="P1">[anna] gpg --decrypt /tmp/group.pem</text:p>
          </table:table-cell>
        </table:table-row>
      </table:table>
      <text:list xml:id="list3674539479" text:style-name="L10">
        <text:list-item>
          <text:p text:style-name="P36"><text:span text:style-name="T17">Obtenim </text:span><text:span text:style-name="T19">Good</text:span><text:span text:style-name="T17"> signature però </text:span><text:span text:style-name="T20">Warning</text:span><text:span text:style-name="T17"> no tenim prova de que pere sigui qui diu ser.</text:span></text:p>
        </text:list-item>
      </text:list>
      <table:table table:name="Table15" table:style-name="Table15">
        <table:table-column table:style-name="Table15.A"/>
        <table:table-row table:style-name="TableLine94400228696656">
          <table:table-cell table:style-name="Table15.A1" office:value-type="string">
            <text:p text:style-name="P1">[marta]  gpg --armor --output /tmp/passwd.pem --clearsign passwd.txt</text:p>
            <text:p text:style-name="P1">[anna]    gpg --decrypt /tmp/passwd.pem</text:p>
          </table:table-cell>
        </table:table-row>
      </table:table>
      <text:list xml:id="list4070243689" text:style-name="L11">
        <text:list-item>
          <text:p text:style-name="P25"><text:span text:style-name="T17">Obtenim </text:span><text:span text:style-name="T19">Good</text:span><text:span text:style-name="T17"> signature però </text:span><text:span text:style-name="T20">Warning</text:span><text:span text:style-name="T17"> no tenim prova de que marta sigui qui diu ser.</text:span></text:p>
        </text:list-item>
      </text:list>
      <text:p text:style-name="P32"><text:span text:style-name="T2">anna</text:span><text:span text:style-name="T8"> </text:span><text:span text:style-name="T7">signa la clau de marta </text:span></text:p>
      <table:table table:name="Table16" table:style-name="Table16">
        <table:table-column table:style-name="Table16.A"/>
        <table:table-row table:style-name="TableLine94400228744928">
          <table:table-cell table:style-name="Table16.A1" office:value-type="string">
            <text:p text:style-name="P1">[anna] gpg --edit-key marta</text:p>
            <text:p text:style-name="P1">[anna]      gpg&gt; fpr</text:p>
            <text:p text:style-name="P1">[anna]      gpg&gt; sign</text:p>
            <text:p text:style-name="P1">[anna]      gpg&gt; chck</text:p>
            <text:p text:style-name="P1">[anna] gpg --edit-key marta</text:p>
            <text:p text:style-name="P1">[anna]      gpg&gt; chck</text:p>
            <text:p text:style-name="P1">[anna] gpg --decrypt /tmp/passwd.pem</text:p>
          </table:table-cell>
        </table:table-row>
      </table:table>
      <text:list xml:id="list3176962033" text:style-name="L12">
        <text:list-item>
          <text:p text:style-name="P26"><text:span text:style-name="T17">Ara anna en verificar la signatura de marta obtenim un</text:span><text:span text:style-name="T18"> </text:span><text:span text:style-name="T19">Good</text:span><text:span text:style-name="T17"> signature.</text:span></text:p>
        </text:list-item>
      </text:list>
      <table:table table:name="Table17" table:style-name="Table17">
        <table:table-column table:style-name="Table17.A"/>
        <table:table-row table:style-name="TableLine94400228775344">
          <table:table-cell table:style-name="Table17.A1" office:value-type="string">
            <text:p text:style-name="P1">[anna] gpg --decrypt /tmp/group.pem</text:p>
          </table:table-cell>
        </table:table-row>
      </table:table>
      <text:list xml:id="list1568025374" text:style-name="L13">
        <text:list-item>
          <text:p text:style-name="P27"><text:span text:style-name="T17">en verificar la signatura de pere continuem obtenint un </text:span><text:span text:style-name="T19">Good</text:span><text:span text:style-name="T17"> signature però un </text:span><text:span text:style-name="T21">warning</text:span><text:span text:style-name="T17"> de que no sabem qui és pere.</text:span></text:p>
        </text:list-item>
      </text:list>
      <table:table table:name="Table18" table:style-name="Table18">
        <table:table-column table:style-name="Table18.A"/>
        <table:table-row table:style-name="TableLine94400228834928">
          <table:table-cell table:style-name="Table18.A1" office:value-type="string">
            <text:p text:style-name="P1">[anna] gpg --decrypt /tmp/group.pem</text:p>
          </table:table-cell>
        </table:table-row>
      </table:table>
      <text:p text:style-name="P13"><text:span text:style-name="T2">anna</text:span><text:span text:style-name="T8"> </text:span><text:span text:style-name="T7">posa a trust la clau de marta.  Observar que el validity de pere ara ja és full. Ara quan anna valida la firma de pere ja diu Good Signature i autentica que l’usuari és qui diu ser.</text:span></text:p>
      <text:list xml:id="list2723680853" text:style-name="L14">
        <text:list-item>
          <text:p text:style-name="P19">anna edita la clau de marta i activa el trust:ultimate</text:p>
        </text:list-item>
        <text:list-item>
          <text:p text:style-name="P19">el llistar ara la clau de marta observem el trust ultimate.</text:p>
        </text:list-item>
      </text:list>
      <table:table table:name="Table19" table:style-name="Table19">
        <table:table-column table:style-name="Table19.A"/>
        <table:table-row table:style-name="TableLine94400228874496">
          <table:table-cell table:style-name="Table19.A1" office:value-type="string">
            <text:p text:style-name="P1">[anna] $ gpg --edit-key marta</text:p>
            <text:p text:style-name="P1">[anna] gpg&gt; trust</text:p>
            <text:p text:style-name="P1">[anna ]$ gpg --edit-key marta</text:p>
            <text:p text:style-name="P1">gpg: checking the trustdb</text:p>
            <text:p text:style-name="P1">gpg: 3 marginal(s) needed, 1 complete(s) needed, PGP trust model</text:p>
            <text:p text:style-name="P1">gpg: depth: 0  valid:   2  signed:   1  trust: 0-, 0q, 0n, 0m, 0f, 2u</text:p>
            <text:p text:style-name="P1">gpg: depth: 1  valid:   1  signed:   0  trust: 1-, 0q, 0n, 0m, 0f, 0u</text:p>
            <text:p text:style-name="P1">pub  2048R/2A7CEDBD  created: 2021-01-20  expires: never       usage: SC  </text:p>
            <text:p text:style-name="P4"><text:span text:style-name="T8">                     </text:span><text:span text:style-name="T4">trust: ultimate      validity: </text:span><text:span text:style-name="T12">ultimate</text:span></text:p>
            <text:p text:style-name="P1">sub  2048R/1C6B806F  created: 2021-01-20  expires: never       usage: E   </text:p>
            <text:p text:style-name="P4"><text:span text:style-name="T4">[ultimate] (1). marta mas moles (la marta) &lt;</text:span><text:a xlink:type="simple" xlink:href="mailto:marta@edt.org" office:target-frame-name="_blank" xlink:show="new" text:style-name="Internet_20_link" text:visited-style-name="Visited_20_Internet_20_Link">marta@edt.org</text:a><text:span text:style-name="T4">&gt;</text:span></text:p>
          </table:table-cell>
        </table:table-row>
      </table:table>
      <text:list xml:id="list1313227906" text:style-name="L15">
        <text:list-item>
          <text:p text:style-name="P20">en llistar la clau de pere observer que el validity ha canviat passant de unknown a full. Això és perquè ha recalculat els validity en fer el canvi del trust de marta.</text:p>
        </text:list-item>
      </text:list>
      <table:table table:name="Table20" table:style-name="Table20">
        <table:table-column table:style-name="Table20.A"/>
        <table:table-row table:style-name="TableLine94400228906928">
          <table:table-cell table:style-name="Table20.A1" office:value-type="string">
            <text:p text:style-name="P1">[anna] $ gpg --edit-key pere</text:p>
            <text:p text:style-name="P1">gpg (GnuPG) 1.4.23; Copyright (C) 2015 Free Software Foundation, Inc.</text:p>
            <text:p text:style-name="P1">This is free software: you are free to change and redistribute it.</text:p>
            <text:p text:style-name="P1">There is NO WARRANTY, to the extent permitted by law.</text:p>
            <text:p text:style-name="P1">pub  2048R/C899CCBF  created: 2021-01-20  expires: never       usage: SC  </text:p>
            <text:p text:style-name="P4"><text:soft-page-break/><text:span text:style-name="T8">                     </text:span><text:span text:style-name="T4">trust: unknown       validity: </text:span><text:span text:style-name="T12">full</text:span></text:p>
            <text:p text:style-name="P1">sub  2048R/C3A91E7D  created: 2021-01-20  expires: never       usage: E   </text:p>
            <text:p text:style-name="P4"><text:span text:style-name="T4">[  full  ] (1). pere pou prat (lo pere) &lt;</text:span><text:a xlink:type="simple" xlink:href="mailto:pere@edt.org" office:target-frame-name="_blank" xlink:show="new" text:style-name="Internet_20_link" text:visited-style-name="Visited_20_Internet_20_Link">pere@edt.org</text:a><text:span text:style-name="T4">&gt;</text:span></text:p>
          </table:table-cell>
        </table:table-row>
      </table:table>
      <text:list xml:id="list3432113552" text:style-name="L16">
        <text:list-item>
          <text:p text:style-name="P28"><text:span text:style-name="T17">ara si anna torna a validar el missatge signat per pere ja no es mostra el </text:span><text:span text:style-name="T20">warning</text:span><text:span text:style-name="T17"> la signatura és correcte: </text:span><text:span text:style-name="T20">Good Signature</text:span><text:span text:style-name="T17">.</text:span></text:p>
        </text:list-item>
      </text:list>
      <text:p text:style-name="P32"><text:span text:style-name="T2">pere</text:span><text:span text:style-name="T8"> </text:span><text:span text:style-name="T7">signa amb una de varies claus que un usuari té</text:span></text:p>
      <text:list xml:id="list3907591424" text:style-name="L17">
        <text:list-item>
          <text:p text:style-name="P21">l’usuari pere signa amb una altra de les seves claus, en aquest cas la de perico</text:p>
        </text:list-item>
      </text:list>
      <table:table table:name="Table21" table:style-name="Table21">
        <table:table-column table:style-name="Table21.A"/>
        <table:table-row table:style-name="TableLine94400228993280">
          <table:table-cell table:style-name="Table21.A1" office:value-type="string">
            <text:p text:style-name="P1">[pere] $ gpg --output /tmp/group.gpg --local-user perico --sign /etc/group </text:p>
            <text:p text:style-name="P1">[anna] $ gpg --verify /tmp/group.gpg </text:p>
            <text:p text:style-name="P1">gpg: Signature made Tue 26 Jan 2021 09:34:03 AM CET using RSA key ID 52F30FF3</text:p>
            <text:p text:style-name="P4"><text:span text:style-name="T4">gpg: </text:span><text:span text:style-name="T10">Good signature</text:span><text:span text:style-name="T8"> </text:span><text:span text:style-name="T4">from "perico pebrots pardals (lo perico) &lt;</text:span><text:a xlink:type="simple" xlink:href="mailto:perico@edt.org" office:target-frame-name="_blank" xlink:show="new" text:style-name="Internet_20_link" text:visited-style-name="Visited_20_Internet_20_Link">perico@edt.org</text:a><text:span text:style-name="T4">&gt;"</text:span></text:p>
          </table:table-cell>
        </table:table-row>
      </table:table>
      <text:p text:style-name="P13"><text:span text:style-name="T2">pere</text:span><text:span text:style-name="T8"> </text:span><text:span text:style-name="T7">fa el mateix  usant Clearsign</text:span></text:p>
      <text:list xml:id="list3795860059" text:style-name="L18">
        <text:list-item>
          <text:p text:style-name="P22">pere signa amb clearsign i encripta tot de cop.</text:p>
        </text:list-item>
        <text:list-item>
          <text:p text:style-name="P22">anna desencripta i li solicita el fitxer de dades amb el que ha de verificar la signatura. Aquest és un exemple estúpid perquè l’únic que s’encripta és la firma!.</text:p>
        </text:list-item>
        <text:list-item>
          <text:p text:style-name="P22">el contingut del fitxer de dades no forma part del missatge, el destinatari el rep a part.</text:p>
        </text:list-item>
      </text:list>
      <table:table table:name="Table22" table:style-name="Table22">
        <table:table-column table:style-name="Table22.A"/>
        <table:table-row table:style-name="TableLine94400228122944">
          <table:table-cell table:style-name="Table22.A1" office:value-type="string">
            <text:p text:style-name="P1">[pere] $ gpg -a --output /tmp/final.gpg --recipient anna --detach-sign --encrypt /tmp/passwd.txt </text:p>
            <text:p text:style-name="P1">[anna] $ gpg --output /tmp/decript.gpg --decrypt  /tmp/final.gpg  </text:p>
            <text:p text:style-name="P1">You need a passphrase to unlock the secret key for</text:p>
            <text:p text:style-name="P4"><text:span text:style-name="T4">user: "anna andreu aregall (la anna) &lt;</text:span><text:a xlink:type="simple" xlink:href="mailto:anna@edt.org" office:target-frame-name="_blank" xlink:show="new" text:style-name="Internet_20_link" text:visited-style-name="Visited_20_Internet_20_Link">anna@edt.org</text:a><text:span text:style-name="T4">&gt;"</text:span></text:p>
            <text:p text:style-name="P1">2048-bit RSA key, ID A2AA4D2C, created 2021-01-26 (main key ID 57BFB02E)</text:p>
            <text:p text:style-name="P1">gpg: encrypted with 2048-bit RSA key, ID A2AA4D2C, created 2021-01-26</text:p>
            <text:p text:style-name="P4"><text:span text:style-name="T8">      </text:span><text:span text:style-name="T4">"anna andreu aregall (la anna) &lt;</text:span><text:a xlink:type="simple" xlink:href="mailto:anna@edt.org" office:target-frame-name="_blank" xlink:show="new" text:style-name="Internet_20_link" text:visited-style-name="Visited_20_Internet_20_Link">anna@edt.org</text:a><text:span text:style-name="T4">&gt;"</text:span></text:p>
            <text:p text:style-name="P1">Detached signature.</text:p>
            <text:p text:style-name="P1">Please enter name of data file: /tmp/passwd.txt</text:p>
            <text:p text:style-name="P1">gpg: Signature made Tue 26 Jan 2021 12:44:11 PM CET using RSA key ID C899CCBF</text:p>
            <text:p text:style-name="P4"><text:span text:style-name="T4">gpg: Good signature from "pere pou prat (lo pere) &lt;</text:span><text:a xlink:type="simple" xlink:href="mailto:pere@edt.org" office:target-frame-name="_blank" xlink:show="new" text:style-name="Internet_20_link" text:visited-style-name="Visited_20_Internet_20_Link">pere@edt.org</text:a><text:span text:style-name="T4">&gt;"</text:span>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8:44:17.278210486</meta:creation-date>
    <dc:date>2022-02-27T18:48:13.107537946</dc:date>
    <meta:editing-duration>PT10S</meta:editing-duration>
    <meta:editing-cycles>1</meta:editing-cycles>
    <meta:document-statistic meta:table-count="22" meta:image-count="0" meta:object-count="0" meta:page-count="4" meta:paragraph-count="173" meta:word-count="1588" meta:character-count="9406" meta:non-whitespace-character-count="7918"/>
    <meta:generator>LibreOffice/6.4.7.2$Linux_X86_64 LibreOffice_project/40$Build-2</meta:generator>
  </office:meta>
</office:document-meta>
</file>